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gress for shared memory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Proposal needs <text:span text:style-name="T1">reviewers</text:span> to make progress</text:p>
            <text:p>(also will sign off for Stage 3)</text:p>
            <text:p/>
            <text:p>Appoint the first reviewers today</text:p>
            <text:p/>
            <text:p/>
            <text:p>Status update in March</text:p>
            <text:p/>
            <text:p>Stage 3 in May at the earlies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rmal reviewers</text:p>
          </draw:text-box>
        </draw:frame>
        <draw:frame presentation:style-name="pr5" draw:layer="layout" svg:width="25.199cm" svg:height="12.179cm" svg:x="1.4cm" svg:y="4.914cm" presentation:class="outline">
          <draw:text-box>
            <text:p>Cross-section of engine implementers</text:p>
            <text:list text:style-name="L3">
              <text:list-item>
                <text:p>v8 has volunteered (<text:span text:style-name="T1">littledan</text:span>)</text:p>
              </text:list-item>
              <text:list-item>
                <text:p>chakra interested (<text:span text:style-name="T1">bterlson</text:span> or a delegate)</text:p>
              </text:list-item>
              <text:list-item>
                <text:p>jsc?</text:p>
              </text:list-item>
            </text:list>
            <text:p/>
            <text:p>Specialized concerns</text:p>
            <text:list text:continue-numbering="true" text:style-name="L3">
              <text:list-item>
                <text:p>agents/vats/continents (<text:span text:style-name="T2">domenic</text:span>)</text:p>
              </text:list-item>
              <text:list-item>
                <text:p>memory model</text:p>
              </text:list-item>
              <text:list-item>
                <text:p>API appropriateness, eg TypedArray integration</text:p>
              </text:list-item>
              <text:list-item>
                <text:p>wasm align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re eyeballs === better</text:p>
          </draw:text-box>
        </draw:frame>
        <draw:frame presentation:style-name="pr5" draw:layer="layout" svg:width="25.199cm" svg:height="12.179cm" svg:x="1.4cm" svg:y="4.914cm" presentation:class="outline">
          <draw:text-box>
            <text:p>Good to have maximal committee input</text:p>
            <text:p/>
            <text:p>Use the proposal issue tracker</text:p>
            <text:p/>
            <text:p>github.com/tc39/ecmascript_sharedmem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08:04:45.237164000</meta:creation-date>
    <dc:date>2016-01-28T10:35:39.350941000</dc:date>
    <meta:editing-duration>PT2H15M30S</meta:editing-duration>
    <meta:editing-cycles>9</meta:editing-cycles>
    <meta:generator>LibreOffice/5.0.1.2$MacOSX_X86_64 LibreOffice_project/81898c9f5c0d43f3473ba111d7b351050be20261</meta:generator>
    <meta:document-statistic meta:object-count="33"/>
  </office:meta>
</office:document-meta>
</file>